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pen more than one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Files 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mark file with blue color when click one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output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de 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abstract way to communicate with other plug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and replace on selected a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office:value-type="string" calcext:value-type="string">
            <text:p>lazy plugin manage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Close, min, max buttons'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office:value-type="string" calcext:value-type="string">
            <text:p>Scroll the text by pressing CTRL+Arrow-Keys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9:34:18.158499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9T19:34:28.837777841</dc:date>
    <meta:editing-duration>PT6H21M2S</meta:editing-duration>
    <meta:editing-cycles>128</meta:editing-cycles>
    <meta:generator>LibreOffice/6.4.1.1$Linux_X86_64 LibreOffice_project/40$Build-1</meta:generator>
    <meta:document-statistic meta:table-count="1" meta:cell-count="111" meta:object-count="0"/>
  </office:meta>
</office:document-meta>
</file>